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<text:s/>1. Obtenemos el código y nombre de todos los departamentos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<text:s/>2. Obtenemos mes y ejercicio de los justificantes de nómina del</text:p>
      <text:p text:style-name="Standard">-- <text:s text:c="4"/>empleado cuyo código es 1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<text:s/>3. Obtenemos número de cuenta y nombre de los empleados cuya</text:p>
      <text:p text:style-name="Standard">-- <text:s text:c="4"/>retención sea mayor o igual a 10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<text:s/>4. Obtenemos el código y nombre de los empleados, ordenados</text:p>
      <text:p text:style-name="Standard">-- <text:s text:c="4"/>ascendentemente según el nombre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<text:s/>5. Obtenemos el nombre de los empleados con más de 2 hijos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<text:s/>6. Obtenemos el código y nombre de cuenta de los empleados cuyo</text:p>
      <text:p text:style-name="Standard">-- <text:s text:c="4"/>nombre empiece por 'A' o 'J'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<text:s/>7. Obtenemos el número de empleados que hay en la base de datos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<text:s/>8. Obtenemos el nombre del primer y del último empleado, ordenados</text:p>
      <text:p text:style-name="Standard">-- <text:s text:c="4"/>alfabéticamente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<text:s/>9. Obtenemos el nombre y el número de hijos de los empleados cuya</text:p>
      <text:p text:style-name="Standard">-- <text:s text:c="4"/>retención sea 8, 10 ó 12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10. Obtenemos el número de hijos y el número de empleados, agrupados</text:p>
      <text:p text:style-name="Standard">-- <text:s text:c="4"/>por hijos, mostrando sólo los grupos con más de un empleado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11. Obtenemos el número de hijos, la retención máxima, mínima y </text:p>
      <text:p text:style-name="Standard">-- <text:s text:c="4"/>media de los empleados agrupados por el número de hijos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<text:soft-page-break/>-- 12. Obtenemos el nombre y la función de los empleados que han</text:p>
      <text:p text:style-name="Standard">-- <text:s text:c="4"/>trabajado en el departamento número 1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13. Obtenemos el nombre del empleado, el nombre del departamento y</text:p>
      <text:p text:style-name="Standard">-- <text:s text:c="4"/>la función realizada por los empleados con un hijo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14. Obtenemos el nombre del empleado y el del departamento en el</text:p>
      <text:p text:style-name="Standard">-- <text:s text:c="4"/>que han trabajado empleados sin hijos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15. Obtenemos el nombre del empleado, mes y ejercicio de sus justificantes</text:p>
      <text:p text:style-name="Standard">-- <text:s text:c="4"/>de nómina, número de línea y cantidad de líneas de los justificantes</text:p>
      <text:p text:style-name="Standard">-- <text:s text:c="4"/>del empleado con el código 1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16. Obtenemos el nombre del empleado, el mes y el ejercicio de sus</text:p>
      <text:p text:style-name="Standard">-- <text:s text:c="4"/>justificantes de nómina para los empleados que han trabajado</text:p>
      <text:p text:style-name="Standard">-- <text:s text:c="4"/>en el departamento de Ventas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17. Obtenemos el nombre del empleado y los ingresos percibidos</text:p>
      <text:p text:style-name="Standard">-- <text:s text:c="4"/>agrupados por nombre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18. Obtenemos el nombre de los empleados que han ganado más de</text:p>
      <text:p text:style-name="Standard">-- <text:s text:c="4"/>2000€ en el año 2006</text:p>
      <text:p text:style-name="Standard">---------------------------------------------------------------------</text:p>
      <text:p text:style-name="Standard"><text:s text:c="12"/></text:p>
      <text:p text:style-name="Standard">---------------------------------------------------------------------</text:p>
      <text:p text:style-name="Standard">-- 19. Obtenemos el número de empleados con el número de hijos mayor</text:p>
      <text:p text:style-name="Standard">-- <text:s text:c="4"/>a la media de los hijos de los empleados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20. Obtenemos el nombre de los empleados con más y menos hijos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21. Obtenemos el nombre de los empleados que no tienen ningún</text:p>
      <text:p text:style-name="Standard">-- <text:s text:c="4"/>justificante de nóminas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22. Obtenemos el nombre y la fecha de nacimineto de todos los empleados</text:p>
      <text:p text:style-name="Standard"><text:soft-page-break/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23. Obtenemos el nombre y la fecha de nacimiento con formato "1 de</text:p>
      <text:p text:style-name="Standard">-- <text:s text:c="4"/>Enero de 2000" y etiquetada la columna como fecha, de todos los </text:p>
      <text:p text:style-name="Standard">-- <text:s text:c="4"/>empleados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24. Obtenemos el nombre de los empleados, el nombre de los departamentos</text:p>
      <text:p text:style-name="Standard">-- <text:s text:c="4"/>en los que ha trabajado y la función (en mayúsculas) que ha </text:p>
      <text:p text:style-name="Standard">-- <text:s text:c="4"/>realizado en cada departamento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25. Obtenemos el nombre, la fecha de nacimiento y el nombre del día</text:p>
      <text:p text:style-name="Standard">-- <text:s text:c="4"/>de la semana de la fecha de nacimiento de todos los empleados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26. Obtenemos el nombre y la edad de los empleados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27. Obtenemos el nombre, la edad y el número de hijos de los empleados</text:p>
      <text:p text:style-name="Standard">-- <text:s text:c="4"/>que tienen más de 40 años y con hijos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28. Obtenemos el nombre y la edad de los empleados, y, también el</text:p>
      <text:p text:style-name="Standard">-- <text:s text:c="4"/>nombre del departamento de los empleados que han trabajado en</text:p>
      <text:p text:style-name="Standard">-- <text:s text:c="4"/>más de un departamento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29. Obtenemos el nombre, la edad y el número de cuenta de los empleados</text:p>
      <text:p text:style-name="Standard">-- <text:s text:c="4"/>cuya edad sea múltiplo de 3</text:p>
      <text:p text:style-name="Standard">---------------------------------------------------------------------</text:p>
      <text:p text:style-name="Standard"/>
      <text:p text:style-name="Standard">---------------------------------------------------------------------</text:p>
      <text:p text:style-name="Standard">-- 30. Obtenemos el nombre y los ingresos percibidos del empleado</text:p>
      <text:p text:style-name="Standard">-- <text:s text:c="4"/>más joven y del más longevo</text:p>
      <text:p text:style-name="Standard">---------------------------------------------------------------------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0T12:49:13.074000000</meta:creation-date>
    <dc:date>2024-03-10T12:58:35.969000000</dc:date>
    <meta:editing-duration>PT12M7S</meta:editing-duration>
    <meta:editing-cycles>1</meta:editing-cycles>
    <meta:document-statistic meta:table-count="0" meta:image-count="0" meta:object-count="0" meta:page-count="3" meta:paragraph-count="119" meta:word-count="672" meta:character-count="7388" meta:non-whitespace-character-count="6693"/>
    <meta:generator>LibreOffice/24.2.0.3$Windows_X86_64 LibreOffice_project/da48488a73ddd66ea24cf16bbc4f7b9c08e9bea1</meta:generator>
  </office:meta>
</office:document-meta>
</file>